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4879f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font-name="Arial2" fo:font-size="9pt" fo:language="es" fo:country="ES" fo:font-weight="bold" officeooo:rsid="00607608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6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5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6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7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fo:font-size="7pt" fo:language="es" fo:country="ES" style:font-size-asian="6.09999990463257pt" style:font-size-complex="7pt"/>
    </style:style>
    <style:style style:name="T42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3" style:family="text">
      <style:text-properties fo:font-size="7.5pt" fo:letter-spacing="-0.004cm" fo:font-style="italic" style:font-size-asian="7.5pt" style:font-style-asian="italic"/>
    </style:style>
    <style:style style:name="T44" style:family="text">
      <style:text-properties fo:font-size="7.5pt" fo:letter-spacing="-0.004cm" fo:font-style="italic" officeooo:rsid="004327e9" style:font-size-asian="7.5pt" style:font-style-asian="italic"/>
    </style:style>
    <style:style style:name="T45" style:family="text">
      <style:text-properties fo:font-size="7.5pt" fo:letter-spacing="-0.004cm" fo:font-style="italic" officeooo:rsid="004036b1" style:font-size-asian="7.5pt" style:font-style-asian="italic"/>
    </style:style>
    <style:style style:name="T46" style:family="text">
      <style:text-properties fo:font-size="7.5pt" fo:letter-spacing="-0.004cm" fo:font-style="italic" officeooo:rsid="001e4335" style:font-size-asian="7.5pt" style:font-style-asian="italic"/>
    </style:style>
    <style:style style:name="T47" style:family="text">
      <style:text-properties fo:font-size="7.5pt" fo:letter-spacing="-0.004cm" fo:font-style="italic" officeooo:rsid="00444da6" style:font-size-asian="7.5pt" style:font-style-asian="italic"/>
    </style:style>
    <style:style style:name="T48" style:family="text">
      <style:text-properties fo:font-size="7.5pt" fo:letter-spacing="-0.004cm" style:font-size-asian="7.5pt"/>
    </style:style>
    <style:style style:name="T49" style:family="text">
      <style:text-properties fo:font-size="7.5pt" fo:letter-spacing="-0.004cm" officeooo:rsid="002df1fe" style:font-size-asian="7.5pt"/>
    </style:style>
    <style:style style:name="T50" style:family="text">
      <style:text-properties fo:font-size="7.5pt" fo:letter-spacing="-0.004cm" fo:font-style="normal" style:font-size-asian="7.5pt" style:font-style-asian="normal" style:font-style-complex="normal"/>
    </style:style>
    <style:style style:name="T51" style:family="text">
      <style:text-properties fo:font-size="7.5pt" fo:letter-spacing="-0.005cm" style:font-size-asian="7.5pt"/>
    </style:style>
    <style:style style:name="T52" style:family="text">
      <style:text-properties fo:font-size="7.5pt" fo:letter-spacing="-0.005cm" fo:font-style="normal" style:font-size-asian="7.5pt" style:font-style-asian="normal" style:font-style-complex="normal"/>
    </style:style>
    <style:style style:name="T53" style:family="text">
      <style:text-properties fo:font-size="7.5pt" style:font-size-asian="7.5pt"/>
    </style:style>
    <style:style style:name="T54" style:family="text">
      <style:text-properties fo:font-size="7.5pt" fo:letter-spacing="-0.007cm" style:font-size-asian="7.5pt"/>
    </style:style>
    <style:style style:name="T55" style:family="text">
      <style:text-properties fo:font-size="7.5pt" fo:letter-spacing="-0.009cm" style:font-size-asian="7.5pt"/>
    </style:style>
    <style:style style:name="T56" style:family="text">
      <style:text-properties fo:font-size="7.5pt" fo:font-style="normal" style:font-size-asian="7.5pt" style:font-style-asian="normal" style:font-style-complex="normal"/>
    </style:style>
    <style:style style:name="T57" style:family="text">
      <style:text-properties fo:font-size="7.5pt" fo:font-style="normal" officeooo:rsid="001c27d9" style:font-size-asian="7.5pt" style:font-style-asian="normal" style:font-style-complex="normal"/>
    </style:style>
    <style:style style:name="T58" style:family="text">
      <style:text-properties fo:font-size="7.5pt" fo:language="es" fo:country="ES" fo:font-style="normal" style:font-size-asian="7.5pt" style:font-style-asian="normal" style:font-style-complex="normal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1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2" style:family="text">
      <style:text-properties style:text-position="sub 58%" officeooo:rsid="001f40b3"/>
    </style:style>
    <style:style style:name="T63" style:family="text">
      <style:text-properties style:text-position="sub 58%" officeooo:rsid="002df1fe"/>
    </style:style>
    <style:style style:name="T64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5" style:family="text">
      <style:text-properties fo:font-size="6pt" style:font-size-asian="6pt"/>
    </style:style>
    <style:style style:name="T66" style:family="text">
      <style:text-properties fo:font-size="6pt" officeooo:rsid="00531b7f" style:font-size-asian="6pt"/>
    </style:style>
    <style:style style:name="T67" style:family="text">
      <style:text-properties fo:font-size="6pt" fo:letter-spacing="-0.012cm" style:font-size-asian="6pt"/>
    </style:style>
    <style:style style:name="T68" style:family="text">
      <style:text-properties fo:font-size="6pt" fo:letter-spacing="-0.012cm" officeooo:rsid="001a92c4" style:font-size-asian="6pt"/>
    </style:style>
    <style:style style:name="T69" style:family="text">
      <style:text-properties fo:font-size="6pt" fo:letter-spacing="-0.007cm" fo:font-style="italic" style:font-size-asian="6pt" style:font-style-asian="italic"/>
    </style:style>
    <style:style style:name="T70" style:family="text">
      <style:text-properties fo:font-size="6pt" fo:letter-spacing="-0.009cm" style:font-size-asian="6pt"/>
    </style:style>
    <style:style style:name="T71" style:family="text">
      <style:text-properties fo:font-size="6pt" fo:letter-spacing="-0.009cm" fo:font-style="italic" style:font-size-asian="6pt" style:font-style-asian="italic"/>
    </style:style>
    <style:style style:name="T72" style:family="text">
      <style:text-properties fo:font-size="6pt" fo:font-style="italic" style:font-size-asian="6pt" style:font-style-asian="italic"/>
    </style:style>
    <style:style style:name="T73" style:family="text">
      <style:text-properties fo:font-size="6pt" fo:letter-spacing="-0.004cm" fo:font-style="italic" style:font-size-asian="6pt" style:font-style-asian="italic"/>
    </style:style>
    <style:style style:name="T74" style:family="text">
      <style:text-properties fo:font-size="6pt" fo:letter-spacing="-0.011cm" fo:font-style="italic" style:font-size-asian="6pt" style:font-style-asian="italic"/>
    </style:style>
    <style:style style:name="T75" style:family="text">
      <style:text-properties fo:letter-spacing="-0.005cm"/>
    </style:style>
    <style:style style:name="T76" style:family="text">
      <style:text-properties fo:letter-spacing="-0.004cm"/>
    </style:style>
    <style:style style:name="T77" style:family="text">
      <style:text-properties fo:letter-spacing="-0.007cm"/>
    </style:style>
    <style:style style:name="T78" style:family="text">
      <style:text-properties fo:letter-spacing="-0.002cm"/>
    </style:style>
    <style:style style:name="T79" style:family="text">
      <style:text-properties officeooo:rsid="001a92c4"/>
    </style:style>
    <style:style style:name="T80" style:family="text">
      <style:text-properties fo:letter-spacing="0.055cm"/>
    </style:style>
    <style:style style:name="T81" style:family="text">
      <style:text-properties officeooo:rsid="002df1fe"/>
    </style:style>
    <style:style style:name="T82" style:family="text">
      <style:text-properties officeooo:rsid="002df1fe" style:font-name-asian="Arial2" style:font-name-complex="Arial2"/>
    </style:style>
    <style:style style:name="T83" style:family="text">
      <style:text-properties officeooo:rsid="002fb10f" style:font-name-asian="Arial2" style:font-name-complex="Arial2"/>
    </style:style>
    <style:style style:name="T84" style:family="text">
      <style:text-properties officeooo:rsid="004c4f2e"/>
    </style:style>
    <style:style style:name="T85" style:family="text">
      <style:text-properties officeooo:rsid="004be477"/>
    </style:style>
    <style:style style:name="T86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e Internacional de Mercancías"/>
            <form:item form:label="0623 - Gestión Económica y Financiera de la Empresa"/>
            <form:item form:label="0625 - Logística de Almacenamiento"/>
            <form:item form:label="0627 - Gestión Administrativa del Comercio Internacional"/>
            <form:item form:label="0179 - Inglés profesional GS"/>
            <form:item form:label="1709 - Itinerario Personal para la Empleabilidad I"/>
            <form:item form:label="0822 - Sistema de Información de Mercados"/>
            <form:item form:label="0823 - Marketing Internacional"/>
            <form:item form:label="0824 - Negociación Internacional"/>
            <form:item form:label="0826 - Medios de Pago Internacionales"/>
            <form:item form:label="0827 - Comercio Digital Internacional"/>
            <form:item form:label="CV0004 - Inglés Técnico II"/>
            <form:item form:label="CV0003 - Inglés Técnico I (a extinguir)"/>
            <form:item form:label="0829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4">por estudios</text:span> <text:span text:style-name="T84">en</text:span> <text:span text:style-name="T85">F</text:span>ormación <text:span text:style-name="T85">P</text:span>rofesional</text:p>
      <text:p text:style-name="P3"><text:span text:style-name="Fuente_20_de_20_párrafo_20_predeter."><text:span text:style-name="T42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6">(1)</text:span></text:span><text:span text:style-name="Fuente_20_de_20_párrafo_20_predeter."><text:span text:style-name="T36">:</text:span></text:span><text:span text:style-name="Fuente_20_de_20_párrafo_20_predeter."><text:span text:style-name="T15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5">(2)</text:span></text:span><text:span text:style-name="Fuente_20_de_20_párrafo_20_predeter."><text:span text:style-name="T36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</text:span></text:span><text:span text:style-name="Fuente_20_de_20_párrafo_20_predeter."><text:span text:style-name="T7">COMERCIO INTERNACIONAL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3"><draw:control text:anchor-type="as-char" draw:z-index="9" draw:name="Control 39" draw:style-name="gr3" draw:text-style-name="P51" svg:width="0.249cm" svg:height="0.251cm" draw:control="control8"/></text:span><text:span text:style-name="T53"><text:s text:c="3"/></text:span><text:span text:style-name="T56">Tener</text:span><text:span text:style-name="T50"> </text:span><text:span text:style-name="T56">superados</text:span><text:span text:style-name="T50"> </text:span><text:span text:style-name="T56">módulos</text:span><text:span text:style-name="T50"> </text:span><text:span text:style-name="T56">profesionales</text:span><text:span text:style-name="T52"> </text:span><text:span text:style-name="T56">de</text:span><text:span text:style-name="T52"> </text:span><text:span text:style-name="T56">títulos</text:span><text:span text:style-name="T50"> </text:span><text:span text:style-name="T56">de</text:span><text:span text:style-name="T52"> </text:span><text:span text:style-name="T56">Formación</text:span><text:span text:style-name="T50"> </text:span><text:span text:style-name="T56">Profesional</text:span><text:span text:style-name="T50"> </text:span><text:span text:style-name="T56">del</text:span><text:span text:style-name="T52"> </text:span><text:span text:style-name="T56">catálogo</text:span><text:span text:style-name="T50"> </text:span><text:span text:style-name="T56">de</text:span><text:span text:style-name="T52"> </text:span><text:span text:style-name="T56">la</text:span><text:span text:style-name="T52"> </text:span><text:span text:style-name="T56">LOGSE/</text:span><text:span text:style-name="T57">LOE</text:span><text:span text:style-name="T50"> </text:span><text:span text:style-name="T56">o</text:span><text:span text:style-name="T52"> </text:span><text:span text:style-name="T56">bien</text:span><text:span text:style-name="T52"> </text:span><text:span text:style-name="T56">estar</text:span><text:span text:style-name="T52"> </text:span><text:span text:style-name="T56">en</text:span><text:span text:style-name="T52"> </text:span><text:span text:style-name="T56">posesión</text:span><text:span text:style-name="T52"> </text:span><text:span text:style-name="T56">de</text:span><text:span text:style-name="T52"> </text:span><text:span text:style-name="T56">un</text:span><text:span text:style-name="T52"> </text:span><text:span text:style-name="T56">título LOGSE/</text:span><text:span text:style-name="T57">LOE</text:span><text:span text:style-name="T56">, cuya convalidación está definida en las normas que regulan los títulos de Formación Profesional del catálogo de la L</text:span><text:span text:style-name="T57">FP</text:span><text:span text:style-name="T56">.</text:span></text:p>
      <text:p text:style-name="P28"><text:span text:style-name="T53"><draw:control text:anchor-type="as-char" draw:z-index="10" draw:name="Control 41" draw:style-name="gr3" draw:text-style-name="P51" svg:width="0.249cm" svg:height="0.251cm" draw:control="control9"/></text:span><text:span text:style-name="T53"><text:s text:c="3"/>Tener</text:span><text:span text:style-name="T55"> </text:span><text:span text:style-name="T53">superados</text:span><text:span text:style-name="T48"> </text:span><text:span text:style-name="T53">módulos</text:span><text:span text:style-name="T48"> </text:span><text:span text:style-name="T53">profesionales</text:span><text:span text:style-name="T51"> </text:span><text:span text:style-name="T53">de</text:span><text:span text:style-name="T54"> </text:span><text:span text:style-name="T53">diversos</text:span><text:span text:style-name="T51"> </text:span><text:span text:style-name="T53">títulos</text:span><text:span text:style-name="T48"> </text:span><text:span text:style-name="T53">Formación</text:span><text:span text:style-name="T48"> </text:span><text:span text:style-name="T53">Profesional</text:span><text:span text:style-name="T48"> Básica.</text:span></text:p>
      <text:p text:style-name="P29"><text:span text:style-name="T48"><draw:control text:anchor-type="as-char" draw:z-index="51" draw:name="Control 37" draw:style-name="gr3" draw:text-style-name="P51" svg:width="0.249cm" svg:height="0.251cm" draw:control="control52"/></text:span><text:span text:style-name="T48"><text:s text:c="3"/></text:span><text:span text:style-name="T49">T</text:span><text:span text:style-name="T48">ener</text:span><text:span text:style-name="T55"> </text:span><text:span text:style-name="T48">superados </text:span><text:span text:style-name="T49">estudios <text:s/>que acrediten competencias</text:span><text:span text:style-name="T48"> profesionales.</text:span></text:p>
      <text:p text:style-name="P31"><text:span text:style-name="T58"><draw:control text:anchor-type="as-char" draw:z-index="11" draw:name="Control 43" draw:style-name="gr3" draw:text-style-name="P51" svg:width="0.249cm" svg:height="0.251cm" draw:control="control10"/></text:span><text:span text:style-name="T58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3"><text:s text:c="14"/></text:span><text:span text:style-name="T45">Módulo</text:span><text:span text:style-name="T43"> <text:s text:c="26"/></text:span><text:span text:style-name="T46">AA </text:span><text:span text:style-name="T47">o</text:span><text:span text:style-name="T45"> </text:span><text:span text:style-name="T46">CO</text:span><text:span text:style-name="T60">(</text:span><text:span text:style-name="T61">3</text:span><text:span text:style-name="T60">)</text:span><text:span text:style-name="T46"> <text:s text:c="11"/></text:span><text:span text:style-name="T44"><text:s text:c="9"/></text:span><text:span text:style-name="T45">Módulo</text:span><text:span text:style-name="T46"> <text:s text:c="16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7"/></text:span><text:span text:style-name="T45">Módulo</text:span><text:span text:style-name="T46"> <text:s text:c="20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2"/></text:span><text:span text:style-name="T44"><text:s text:c="4"/></text:span><text:span text:style-name="T45">Módulo <text:s text:c="15"/></text:span><text:span text:style-name="T46"><text:s text:c="6"/>AA </text:span><text:span text:style-name="T47">o </text:span><text:span text:style-name="T46">CO</text:span><text:span text:style-name="T60">(</text:span><text:span text:style-name="T61">3</text:span><text:span text:style-name="T60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1"/></text:span></text:p>
      <text:p text:style-name="P32">A<text:span text:style-name="T75"> </text:span>tal<text:span text:style-name="T76"> </text:span>efecto<text:span text:style-name="T77"> </text:span>presenta<text:span text:style-name="T77"> </text:span>la<text:span text:style-name="T77"> </text:span>siguiente<text:span text:style-name="T76"> documentación:</text:span></text:p>
      <text:p text:style-name="P34"><text:span text:style-name="T80"><draw:control text:anchor-type="as-char" draw:z-index="31" draw:name="Control 35" draw:style-name="gr3" draw:text-style-name="P51" svg:width="0.249cm" svg:height="0.251cm" draw:control="control30"/></text:span><text:span text:style-name="T80"><text:s/></text:span>Fotocopia<text:span text:style-name="T78"> </text:span>del<text:span text:style-name="T76"> </text:span>documento<text:span text:style-name="T76"> </text:span>de<text:span text:style-name="T76"> </text:span>identificación<text:span text:style-name="T76"> </text:span>(nacional<text:span text:style-name="T78"> </text:span>o<text:span text:style-name="T76"> </text:span>extranjero). <text:span text:style-name="T86">N</text:span>o <text:span text:style-name="T86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9">C</text:span>ertificación<text:span text:style-name="T76"> </text:span>académica<text:span text:style-name="T75"> </text:span>oficial<text:span text:style-name="T75"> </text:span>(original<text:span text:style-name="T76"> </text:span>o<text:span text:style-name="T75"> </text:span>fotocopia<text:span text:style-name="T76"> </text:span>compulsada)<text:span text:style-name="T76"> </text:span>en<text:span text:style-name="T75"> </text:span>la<text:span text:style-name="T75"> </text:span>que<text:span text:style-name="T75"> </text:span>consten<text:span text:style-name="T76"> </text:span>los<text:span text:style-name="T75"> </text:span>módulos<text:span text:style-name="T76"> </text:span>profesionales<text:span text:style-name="T75"> </text:span>cursados,<text:span text:style-name="T76"> </text:span>la<text:span text:style-name="T75"> </text:span>convocatoria<text:span text:style-name="T76"> </text:span>en<text:span text:style-name="T75"> </text:span>la<text:span text:style-name="T75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1">Certificaci</text:span><text:span text:style-name="T82">ón </text:span><text:span text:style-name="T83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9">(</text:span><text:span text:style-name="T62">4</text:span><text:span text:style-name="T59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1">Otros</text:span><text:span text:style-name="T63">(5)</text:span><text:span text:style-name="T81">: </text:span><text:span text:style-name="T81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7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7"><text:s text:c="2"/></text:span></text:span><text:span text:style-name="Fuente_20_de_20_párrafo_20_predeter."><text:span text:style-name="T38">Autorizo al Centro Específico de Educación a Distancia de </text:span></text:span><text:span text:style-name="Fuente_20_de_20_párrafo_20_predeter."><text:span text:style-name="T39">la Comunidad </text:span></text:span><text:span text:style-name="Fuente_20_de_20_párrafo_20_predeter."><text:span text:style-name="T38">Valenci</text:span></text:span><text:span text:style-name="Fuente_20_de_20_párrafo_20_predeter."><text:span text:style-name="T39">an</text:span></text:span><text:span text:style-name="Fuente_20_de_20_párrafo_20_predeter."><text:span text:style-name="T38">a para la obtención del certificado académico </text:span></text:span><text:span text:style-name="Fuente_20_de_20_párrafo_20_predeter."><text:span text:style-name="T40">de los estudios <text:s text:c="13"/>realizados en ese Centro</text:span></text:span><text:span text:style-name="Fuente_20_de_20_párrafo_20_predeter."><text:span text:style-name="T38">.</text:span></text:span><text:span text:style-name="Fuente_20_de_20_párrafo_20_predeter."><text:span text:style-name="T17">(</text:span></text:span><text:span text:style-name="Fuente_20_de_20_párrafo_20_predeter."><text:span text:style-name="T18">6</text:span></text:span><text:span text:style-name="Fuente_20_de_20_párrafo_20_predeter."><text:span text:style-name="T17">):</text:span></text:span></text:p>
      <text:p text:style-name="P21"><text:span text:style-name="Fuente_20_de_20_párrafo_20_predeter."><text:span text:style-name="T19"/></text:span></text:p>
      <text:p text:style-name="P21"><text:span text:style-name="Fuente_20_de_20_párrafo_20_predeter."><text:span text:style-name="T17"><text:s/></text:span></text:span><text:span text:style-name="Fuente_20_de_20_párrafo_20_predeter."><text:span text:style-name="T38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6">(1) </text:span><text:span text:style-name="T65">NIA:</text:span><text:span text:style-name="T67"> </text:span><text:span text:style-name="T68">N</text:span><text:span text:style-name="T72">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l</text:span><text:span text:style-name="T71"> </text:span><text:span text:style-name="T73">alumno/a</text:span></text:p>
      <text:p text:style-name="P39"><text:span text:style-name="T66">(2) </text:span><text:span text:style-name="T65">DNI</text:span><text:span text:style-name="T70"> </text:span><text:span text:style-name="T65">/ NIE:</text:span><text:span text:style-name="T70"> </text:span><text:span text:style-name="T72">Documento</text:span><text:span text:style-name="T69"> </text:span><text:span text:style-name="T72">nacional</text:span><text:span text:style-name="T71"> </text:span><text:span text:style-name="T72">de</text:span><text:span text:style-name="T71"> </text:span><text:span text:style-name="T72">identidad</text:span><text:span text:style-name="T74"> </text:span><text:span text:style-name="T72">–</text:span><text:span text:style-name="T69"> </text:span><text:span text:style-name="T72">N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</text:span><text:span text:style-name="T74"> </text:span><text:span text:style-name="T72">extranjeros</text:span><text:span text:style-name="T71"> </text:span><text:span text:style-name="T72">o</text:span><text:span text:style-name="T71"> </text:span><text:span text:style-name="T72">documento</text:span><text:span text:style-name="T71"> </text:span><text:span text:style-name="T72">legalmente</text:span><text:span text:style-name="T71"> </text:span><text:span text:style-name="T73">establecido</text:span></text:p>
      <text:p text:style-name="P40"><text:span text:style-name="T64">(3) </text:span><text:span text:style-name="Fuente_20_de_20_párrafo_20_predeter."><text:span text:style-name="T24">CO:</text:span></text:span><text:span text:style-name="Fuente_20_de_20_párrafo_20_predeter."><text:span text:style-name="T20"> Convalidación / </text:span></text:span><text:span text:style-name="Fuente_20_de_20_párrafo_20_predeter."><text:span text:style-name="T24">AA:</text:span></text:span><text:span text:style-name="Fuente_20_de_20_párrafo_20_predeter."><text:span text:style-name="T20"> Aprobado con an</text:span></text:span><text:span text:style-name="Fuente_20_de_20_párrafo_20_predeter."><text:span text:style-name="T21">t</text:span></text:span><text:span text:style-name="Fuente_20_de_20_párrafo_20_predeter."><text:span text:style-name="T20">eriorida</text:span></text:span><text:span text:style-name="Fuente_20_de_20_párrafo_20_predeter."><text:span text:style-name="T22">d</text:span></text:span><text:span text:style-name="Fuente_20_de_20_párrafo_20_predeter."><text:span text:style-name="T26">.</text:span></text:span></text:p>
      <text:p text:style-name="P41"><text:span text:style-name="Fuente_20_de_20_párrafo_20_predeter."><text:span text:style-name="T27">(</text:span></text:span><text:span text:style-name="Fuente_20_de_20_párrafo_20_predeter."><text:span text:style-name="T24">4) O</text:span></text:span><text:span text:style-name="Fuente_20_de_20_párrafo_20_predeter."><text:span text:style-name="T33"> </text:span></text:span><text:span text:style-name="Fuente_20_de_20_párrafo_20_predeter."><text:span text:style-name="T24">fotocopia</text:span></text:span><text:span text:style-name="Fuente_20_de_20_párrafo_20_predeter."><text:span text:style-name="T35"> </text:span></text:span><text:span text:style-name="Fuente_20_de_20_párrafo_20_predeter."><text:span text:style-name="T24">del antiguo </text:span></text:span><text:span text:style-name="Fuente_20_de_20_párrafo_20_predeter."><text:span text:style-name="T23">Libro</text:span></text:span><text:span text:style-name="Fuente_20_de_20_párrafo_20_predeter."><text:span text:style-name="T34"> </text:span></text:span><text:span text:style-name="Fuente_20_de_20_párrafo_20_predeter."><text:span text:style-name="T23">de Calificaciones</text:span></text:span><text:span text:style-name="Fuente_20_de_20_párrafo_20_predeter."><text:span text:style-name="T34"> </text:span></text:span><text:span text:style-name="Fuente_20_de_20_párrafo_20_predeter."><text:span text:style-name="T23">de Formación</text:span></text:span><text:span text:style-name="Fuente_20_de_20_párrafo_20_predeter."><text:span text:style-name="T34"> </text:span></text:span><text:span text:style-name="Fuente_20_de_20_párrafo_20_predeter."><text:span text:style-name="T23">Profesional</text:span></text:span><text:span text:style-name="Fuente_20_de_20_párrafo_20_predeter."><text:span text:style-name="T24">.</text:span></text:span></text:p>
      <text:p text:style-name="P42"><text:span text:style-name="Fuente_20_de_20_párrafo_20_predeter."><text:span text:style-name="T27">(</text:span></text:span><text:span text:style-name="Fuente_20_de_20_párrafo_20_predeter."><text:span text:style-name="T28">5</text:span></text:span><text:span text:style-name="Fuente_20_de_20_párrafo_20_predeter."><text:span text:style-name="T24">) </text:span></text:span><text:span text:style-name="Fuente_20_de_20_párrafo_20_predeter."><text:span text:style-name="T28">Indique cualquier otra doc</text:span></text:span><text:span text:style-name="Fuente_20_de_20_párrafo_20_predeter."><text:span text:style-name="T29">u</text:span></text:span><text:span text:style-name="Fuente_20_de_20_párrafo_20_predeter."><text:span text:style-name="T28">mentación aportada</text:span></text:span><text:span text:style-name="Fuente_20_de_20_párrafo_20_predeter."><text:span text:style-name="T24">.</text:span></text:span></text:p>
      <text:p text:style-name="P23"><text:span text:style-name="Fuente_20_de_20_párrafo_20_predeter."><text:span text:style-name="T25">(</text:span></text:span><text:span text:style-name="Fuente_20_de_20_párrafo_20_predeter."><text:span text:style-name="T28">6</text:span></text:span><text:span text:style-name="Fuente_20_de_20_párrafo_20_predeter."><text:span text:style-name="T25">) </text:span></text:span><text:span text:style-name="Fuente_20_de_20_párrafo_20_predeter."><text:span text:style-name="T27">Sólo estudios realizados en el CEEDCV. Indicar c</text:span></text:span><text:span text:style-name="Fuente_20_de_20_párrafo_20_predeter."><text:span text:style-name="T24">iclo y año de finalización del mismo </text:span></text:span><text:span text:style-name="Fuente_20_de_20_párrafo_20_predeter."><text:span text:style-name="T25">separados por </text:span></text:span><text:span text:style-name="Fuente_20_de_20_párrafo_20_predeter."><text:span text:style-name="T31">barra. Si hay varios sep</text:span></text:span><text:span text:style-name="Fuente_20_de_20_párrafo_20_predeter."><text:span text:style-name="T32">a</text:span></text:span><text:span text:style-name="Fuente_20_de_20_párrafo_20_predeter."><text:span text:style-name="T31">rarlos con </text:span></text:span><text:span text:style-name="Fuente_20_de_20_párrafo_20_predeter."><text:span text:style-name="T25">coma </text:span></text:span><text:span text:style-name="Fuente_20_de_20_párrafo_20_predeter."><text:span text:style-name="T31">(por ejemplo: DAW/22, GIAT/24)</text:span></text:span><text:span text:style-name="Fuente_20_de_20_párrafo_20_predeter."><text:span text:style-name="T25">.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/text:span></text:span><text:span text:style-name="Fuente_20_de_20_párrafo_20_predeter."><text:span text:style-name="T25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5">, </text:span></text:span><text:span text:style-name="Fuente_20_de_20_párrafo_20_predeter."><text:span text:style-name="T25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5"><text:s/></text:span></text:span><text:span text:style-name="Fuente_20_de_20_párrafo_20_predeter."><text:span text:style-name="T30">de </text:span></text:span><text:span text:style-name="Fuente_20_de_20_párrafo_20_predeter."><text:span text:style-name="T30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0"><text:s/>de </text:span></text:span><text:span text:style-name="Fuente_20_de_20_párrafo_20_predeter."><text:span text:style-name="T30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6"><text:span text:style-name="Fuente_20_de_20_párrafo_20_predeter."><text:span text:style-name="T30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5</meta:editing-cycles>
    <meta:editing-duration>P5DT13H59M33S</meta:editing-duration>
    <dc:date>2024-07-25T12:06:13.111585554</dc:date>
    <meta:document-statistic meta:table-count="0" meta:image-count="0" meta:object-count="0" meta:page-count="1" meta:paragraph-count="44" meta:word-count="331" meta:character-count="2740" meta:non-whitespace-character-count="211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